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calcext="urn:org:documentfoundation:names:experimental:calc:xmlns:calcext:1.0" xmlns:loext="urn:org:documentfoundation:names:experimental:office:xmlns:loext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6.22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94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79cm" fo:break-before="auto" style:use-optimal-row-height="true"/>
    </style:style>
    <style:style style:name="ro1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fo:color="#666666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vertical-align="middle"/>
      <style:text-properties fo:color="#cc00cc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0">
      <style:table-cell-properties style:vertical-align="middle"/>
    </style:style>
    <style:style style:name="ce15" style:family="table-cell" style:parent-style-name="Default" style:data-style-name="N10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vertical-align="middle"/>
      <style:text-properties fo:color="#ff3333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able-cell-properties style:vertical-align="middle"/>
      <style:text-properties fo:color="#6666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style:vertical-align="middle"/>
      <style:text-properties fo:color="#00cc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vertical-align="middle"/>
      <style:text-properties fo:color="#cc99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vertical-align="middle"/>
      <style:text-properties fo:color="#ff33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vertical-align="middle"/>
      <style:text-properties fo:color="#6600cc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vertical-align="middle"/>
      <style:text-properties fo:color="#0066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style:vertical-align="middle"/>
      <style:text-properties fo:color="#666666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style:vertical-align="middle"/>
      <style:text-properties fo:color="#cc00cc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style:vertical-align="middle"/>
      <style:text-properties fo:color="#ff3333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middle"/>
      <style:text-properties fo:color="#ff3333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cc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99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00cc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660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fo:color="#6666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00cc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66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cc00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c99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ff33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color="#00cc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00cc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6600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c00cc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vertical-align="middle"/>
      <style:text-properties fo:color="#ff33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vertical-align="middle"/>
      <style:text-properties fo:color="#cc99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fo:color="#ff33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vertical-align="middle"/>
      <style:text-properties fo:color="#6600cc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  <style:text-properties fo:color="#006600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b 58%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position="super 58%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  <style:style style:name="T6" style:family="text">
      <style:text-properties style:font-name="Courier New"/>
    </style:style>
  </office:automatic-styles>
  <office:body>
    <office:spreadsheet>
      <table:table table:name="Nom_Prenom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2.5" calcext:value-type="float">
            <text:p>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bogbo_Deborah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6" calcext:value-type="float">
            <text:p>6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boucle infini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sans commentaires + valeurs erronée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tout faux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tard Corenti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5" calcext:value-type="float">
            <text:p>1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non testé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veneau_Hugo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9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5.75">
            <text:p>5,75</text:p>
          </table:table-cell>
          <table:table-cell table:style-name="ce1" table:number-columns-repeated="1014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1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1.5">
            <text:p>1,50</text:p>
          </table:table-cell>
          <table:table-cell table:style-name="ce1" table:number-columns-repeated="1017"/>
        </table:table-row>
        <table:table-row table:style-name="ro12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2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2">
            <text:p>2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.75">
            <text:p>0,75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25">
            <text:p>0,25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1">
            <text:p>1,00</text:p>
          </table:table-cell>
          <table:table-cell table:style-name="ce1" office:value-type="string">
            <text:p>mauvais nom</text:p>
          </table:table-cell>
          <table:table-cell table:style-name="ce1" table:number-columns-repeated="1016"/>
        </table:table-row>
        <table:table-row table:style-name="ro13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14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4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.5">
            <text:p>0,50</text:p>
          </table:table-cell>
          <table:table-cell table:style-name="ce1" office:value-type="string">
            <text:p>mauvais nom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TrisTableau rendu en retard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9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9" table:number-rows-repeated="104849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e-Chalendar_Alic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4.5" calcext:value-type="float">
            <text:p>14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.5" calcext:value-type="float">
            <text:p>1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5" calcext:value-type="float">
            <text:p>1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75" calcext:value-type="float">
            <text:p>0,7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NCOIS_Alexis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6.25" calcext:value-type="float">
            <text:p>16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ussin--Vonthron_Clement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3.5" calcext:value-type="float">
            <text:p>13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5" calcext:value-type="float">
            <text:p>3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,00</text:p>
          </table:table-cell>
          <table:table-cell table:style-name="ce1" office:value-type="string" calcext:value-type="string">
            <text:p>warning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emai_Axe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4.25" calcext:value-type="float">
            <text:p>14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ne compile pas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.75" calcext:value-type="float">
            <text:p>0,75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ncour_Trist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3.25" calcext:value-type="float">
            <text:p>13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warning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nfant_Gabrie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4.25" calcext:value-type="float">
            <text:p>14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4.25" calcext:value-type="float">
            <text:p>4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calculs erroné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résultats erroné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ez_Matthys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4.25" calcext:value-type="float">
            <text:p>14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.75" calcext:value-type="float">
            <text:p>0,75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VAN_Louann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75" calcext:value-type="float">
            <text:p>12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pas de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25" calcext:value-type="float">
            <text:p>0,2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pas de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bst_Gwenda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25" calcext:value-type="float">
            <text:p>12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office:value-type="string" calcext:value-type="string">
            <text:p>calculs inexistants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5" calcext:value-type="float">
            <text:p>1,50</text:p>
          </table:table-cell>
          <table:table-cell table:style-name="ce1" office:value-type="string" calcext:value-type="string">
            <text:p>calculs inexist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inexistant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NARCH_Goulve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7" calcext:value-type="float">
            <text:p>7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asri_Samy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5" calcext:value-type="float">
            <text:p>1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1.75" calcext:value-type="float">
            <text:p>1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mauvais nom de classe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écution inexploita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écution inexploita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ol_Nath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" calcext:value-type="float">
            <text:p>12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tableaux trop peti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llier_Clement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" calcext:value-type="float">
            <text:p>12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75" calcext:value-type="float">
            <text:p>3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.5" calcext:value-type="float">
            <text:p>1,50</text:p>
          </table:table-cell>
          <table:table-cell table:style-name="ce1" office:value-type="string" calcext:value-type="string">
            <text:p>1 erreur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25" calcext:value-type="float">
            <text:p>0,2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constant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berrant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les_Noé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9" calcext:value-type="float">
            <text:p>9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 = 2 incorrec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 = 1 incorrec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-2" calcext:value-type="float">
            <text:p>-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-2" calcext:value-type="float">
            <text:p>-2,00</text:p>
          </table:table-cell>
          <table:table-cell table:style-name="ce1" office:value-type="string" calcext:value-type="string">
            <text:p>TP TrisTableau en retard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offin_Pau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" calcext:value-type="float">
            <text:p>12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25" calcext:value-type="float">
            <text:p>3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25" calcext:value-type="float">
            <text:p>1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incorrec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DRAY_Sylvai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1" calcext:value-type="float">
            <text:p>11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5" calcext:value-type="float">
            <text:p>3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.5" calcext:value-type="float">
            <text:p>1,50</text:p>
          </table:table-cell>
          <table:table-cell table:style-name="ce1" office:value-type="string" calcext:value-type="string">
            <text:p>1 warning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25" calcext:value-type="float">
            <text:p>0,2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pas clair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commentaire général est très moyen (voir faux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erroné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broise_Esteb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9.75" calcext:value-type="float">
            <text:p>9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25" calcext:value-type="float">
            <text:p>0,2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.5" calcext:value-type="float">
            <text:p>0,50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8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e n'est pas max <text:span text:style-name="T6">*</text:span> 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RMIER_Maxim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.75" calcext:value-type="float">
            <text:p>10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très peu de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que vaut i ??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e explica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incorrec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derrey_Lussandr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" calcext:value-type="float">
            <text:p>10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5" calcext:value-type="float">
            <text:p>3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x n'existe pas ds SimplesTableau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.75" calcext:value-type="float">
            <text:p>1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pt/theta (??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pt/theta (??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pt/theta (??)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pt/theta (??)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pt/theta (??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pt/theta (??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pt/theta (??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crez_All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3.75" calcext:value-type="float">
            <text:p>13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l'algo. n'est pas en 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calcul faux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eau_Ludovic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9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.65">
            <text:p>1,65</text:p>
          </table:table-cell>
          <table:table-cell table:style-name="ce1" table:number-columns-repeated="1014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1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1.65">
            <text:p>1,65</text:p>
          </table:table-cell>
          <table:table-cell table:style-name="ce1" table:number-columns-repeated="1017"/>
        </table:table-row>
        <table:table-row table:style-name="ro12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ne compile pas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12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65">
            <text:p>0,65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boucle infinie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0">
            <text:p>0,00</text:p>
          </table:table-cell>
          <table:table-cell table:style-name="ce1" office:value-type="string">
            <text:p>résultats aberrants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">
            <text:p>0,00</text:p>
          </table:table-cell>
          <table:table-cell office:value-type="string">
            <text:p>inexistant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tableau comparatif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0">
            <text:p>0,00</text:p>
          </table:table-cell>
          <table:table-cell office:value-type="string">
            <text:p>inexistant</text:p>
          </table:table-cell>
          <table:table-cell table:style-name="ce1" table:number-columns-repeated="1016"/>
        </table:table-row>
        <table:table-row table:style-name="ro13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4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tableau comparatif</text:p>
          </table:table-cell>
          <table:table-cell table:style-name="ce1" table:number-columns-repeated="1016"/>
        </table:table-row>
        <table:table-row table:style-name="ro14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tableau comparatif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0">
            <text:p>0,00</text:p>
          </table:table-cell>
          <table:table-cell office:value-type="string">
            <text:p>inexistant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tableau comparatif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tableau comparatif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office:value-type="string">
            <text:p>inexistant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tableau comparatif</text:p>
          </table:table-cell>
          <table:table-cell table:style-name="ce1" table:number-columns-repeated="1016"/>
        </table:table-row>
        <table:table-row table:style-name="ro10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1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10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s SimplesTableau et TrisTableau rendus en retard</text:p>
          </table:table-cell>
          <table:table-cell table:style-name="ce1" table:number-columns-repeated="1016"/>
        </table:table-row>
        <table:table-row table:style-name="ro10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0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9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9" table:number-rows-repeated="104849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tard_Louis-Mari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5.75" calcext:value-type="float">
            <text:p>15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.25" calcext:value-type="float">
            <text:p>2,2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han_Mathieu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6" calcext:value-type="float">
            <text:p>16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3" calcext:value-type="float">
            <text:p>3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16/01/2023</text:date>, <text:time>12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5M51S</meta:editing-duration>
    <meta:editing-cycles>308</meta:editing-cycles>
    <meta:generator>OpenOffice/4.1.1$Win32 OpenOffice.org_project/411m6$Build-9775</meta:generator>
    <dc:date>2023-01-16T12:11:13.35</dc:date>
    <dc:creator>JF Kamp</dc:creator>
    <meta:document-statistic meta:table-count="27" meta:cell-count="4073" meta:object-count="0"/>
    <meta:user-defined meta:name="Info 1"/>
    <meta:user-defined meta:name="Info 2"/>
    <meta:user-defined meta:name="Info 3"/>
    <meta:user-defined meta:name="Info 4"/>
  </office:meta>
</office:document-meta>
</file>